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ton" svg:font-family="Anton" style:font-family-generic="roman" style:font-pitch="variable"/>
    <style:font-face style:name="DM Sans" svg:font-family="'DM Sans'" style:font-family-generic="roman" style:font-pitch="variable"/>
    <style:font-face style:name="Liberation Sans" svg:font-family="'Liberation Sans'" style:font-family-generic="swiss" style:font-pitch="variable"/>
    <style:font-face style:name="Anton1" svg:font-family="Anton" style:font-family-generic="system" style:font-pitch="variable"/>
    <style:font-face style:name="DM Sans1" svg:font-family="'DM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ubtitle" style:master-page-name="Standard">
      <style:paragraph-properties fo:text-align="center" style:justify-single-word="false" style:page-number="1"/>
    </style:style>
    <style:style style:name="T1" style:family="text">
      <style:text-properties fo:font-size="85pt" style:text-underline-style="solid" style:text-underline-width="auto" style:text-underline-color="font-color" style:font-size-asian="85pt" style:font-size-complex="85pt"/>
    </style:style>
    <style:style style:name="T2" style:family="text">
      <style:text-properties fo:color="#1155cc"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 text:name="_ms0uxu9s7gcs"/><text:span text:style-name="T1">References</text:span></text:p>
      <text:p text:style-name="Standard"><text:a xlink:type="simple" xlink:href="https://purplesec.us/learn/incident-response-plan/" text:style-name="ListLabel_20_1" text:visited-style-name="ListLabel_20_1"><text:span text:style-name="T2">https://purplesec.us/learn/incident-response-plan/</text:span></text:a></text:p>
      <text:p text:style-name="Standard"><text:a xlink:type="simple" xlink:href="https://scholarworks.waldenu.edu/cgi/viewcontent.cgi?article=16451&amp;context=dissertations" text:style-name="ListLabel_20_1" text:visited-style-name="ListLabel_20_1"><text:span text:style-name="T2">Promoting Effective Cybersecurity Policy Compliance in Small Businesses</text:span></text:a></text:p>
      <text:p text:style-name="Standard"><text:a xlink:type="simple" xlink:href="https://www.getastra.com/blog/security-audit/small-business-cyber-attack-statistics/" text:style-name="ListLabel_20_1" text:visited-style-name="ListLabel_20_1"><text:span text:style-name="T2">https://www.getastra.com/blog/security-audit/small-business-cyber-attack-statistics/</text:span></text:a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ton" svg:font-family="Anton" style:font-family-generic="roman" style:font-pitch="variable"/>
    <style:font-face style:name="DM Sans" svg:font-family="'DM Sans'" style:font-family-generic="roman" style:font-pitch="variable"/>
    <style:font-face style:name="Liberation Sans" svg:font-family="'Liberation Sans'" style:font-family-generic="swiss" style:font-pitch="variable"/>
    <style:font-face style:name="Anton1" svg:font-family="Anton" style:font-family-generic="system" style:font-pitch="variable"/>
    <style:font-face style:name="DM Sans1" svg:font-family="'DM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DM Sans" fo:font-size="14pt" fo:language="en" fo:country="none" style:letter-kerning="false" style:font-name-asian="DM Sans1" style:font-size-asian="14pt" style:language-asian="zh" style:country-asian="CN" style:font-name-complex="DM Sans1" style:font-size-complex="14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DM Sans" fo:font-size="14pt" fo:language="en" fo:country="none" style:letter-kerning="false" style:font-name-asian="DM Sans1" style:font-size-asian="14pt" style:language-asian="zh" style:country-asian="CN" style:font-name-complex="DM Sans1" style:font-size-complex="14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.4165in" fo:line-height="115%" fo:text-indent="0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in" fo:margin-right="0.4374in" fo:margin-top="0.139in" fo:margin-bottom="0in" loext:contextual-spacing="false" fo:line-height="69%" fo:keep-together="always" fo:text-indent="0in" style:auto-text-indent="false" fo:keep-with-next="always"/>
      <style:text-properties fo:color="#000000" style:font-name="Anton" fo:font-family="Anton" style:font-family-generic="roman" style:font-pitch="variable" fo:font-size="72pt" style:font-name-asian="Anton1" style:font-family-asian="Anton" style:font-family-generic-asian="system" style:font-pitch-asian="variable" style:font-size-asian="72pt" style:font-name-complex="Anton1" style:font-family-complex="Anton" style:font-family-generic-complex="system" style:font-pitch-complex="variable" style:font-size-complex="72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-0.0047in" fo:margin-right="0.8957in" fo:line-height="150%" fo:keep-together="always" fo:text-indent="0in" style:auto-text-indent="false" fo:keep-with-next="always"/>
      <style:text-properties fo:color="#000000" fo:font-size="36pt" fo:font-weight="bold" style:font-size-asian="36pt" style:font-weight-asian="bold" style:font-size-complex="3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-0.0047in" fo:margin-right="0.8957in" fo:line-height="80%" fo:keep-together="always" fo:text-indent="0in" style:auto-text-indent="false" fo:keep-with-next="always"/>
      <style:text-properties fo:color="#000000" fo:font-size="48pt" fo:font-weight="bold" style:font-size-asian="48pt" style:font-weight-asian="bold" style:font-size-complex="48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-0.0047in" fo:margin-right="0.8957in" fo:line-height="130%" fo:keep-together="always" fo:text-indent="0in" style:auto-text-indent="false" fo:keep-with-next="always"/>
      <style:text-properties fo:font-size="24pt" style:font-size-asian="24pt" style:font-size-complex="24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in" fo:margin-right="0.8957in" fo:line-height="100%" fo:keep-together="always" fo:text-indent="0in" style:auto-text-indent="false" fo:keep-with-next="always"/>
      <style:text-properties fo:color="#000000" fo:font-size="16pt" style:font-size-asian="16pt" style:font-size-complex="16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left="-0.0047in" fo:margin-right="0.8957in" fo:margin-top="0.1665in" fo:margin-bottom="0.0555in" loext:contextual-spacing="false" fo:line-height="100%" fo:keep-together="always" fo:text-indent="0in" style:auto-text-indent="false" fo:keep-with-next="always"/>
      <style:text-properties style:font-name="Anton" fo:font-family="Anton" style:font-family-generic="roman" style:font-pitch="variable" fo:font-size="16pt" style:font-name-asian="Anton1" style:font-family-asian="Anton" style:font-family-generic-asian="system" style:font-pitch-asian="variable" style:font-size-asian="16pt" style:font-name-complex="Anton1" style:font-family-complex="Anton" style:font-family-generic-complex="system" style:font-pitch-complex="variable" style:font-size-complex="16pt"/>
    </style:style>
    <style:style style:name="Title" style:family="paragraph" style:parent-style-name="normal" style:next-style-name="Standard" style:default-outline-level="" style:class="chapter">
      <style:paragraph-properties fo:line-height="69%" fo:keep-together="always" fo:keep-with-next="always"/>
      <style:text-properties style:font-name="Anton" fo:font-family="Anton" style:font-family-generic="roman" style:font-pitch="variable" fo:font-size="120pt" style:font-name-asian="Anton1" style:font-family-asian="Anton" style:font-family-generic-asian="system" style:font-pitch-asian="variable" style:font-size-asian="120pt" style:font-name-complex="Anton1" style:font-family-complex="Anton" style:font-family-generic-complex="system" style:font-pitch-complex="variable" style:font-size-complex="120pt"/>
    </style:style>
    <style:style style:name="Subtitle" style:family="paragraph" style:parent-style-name="normal" style:next-style-name="Standard" style:default-outline-level="" style:class="chapter">
      <style:paragraph-properties fo:margin-left="-0.0047in" fo:margin-right="0.8957in" fo:margin-top="0in" fo:margin-bottom="0.222in" loext:contextual-spacing="false" fo:line-height="69%" fo:keep-together="always" fo:text-indent="0in" style:auto-text-indent="false" fo:keep-with-next="always"/>
      <style:text-properties style:font-name="Anton" fo:font-family="Anton" style:font-family-generic="roman" style:font-pitch="variable" fo:font-size="100pt" style:font-name-asian="Anton1" style:font-family-asian="Anton" style:font-family-generic-asian="system" style:font-pitch-asian="variable" style:font-size-asian="100pt" style:font-name-complex="Anton1" style:font-family-complex="Anton" style:font-family-generic-complex="system" style:font-pitch-complex="variable" style:font-size-complex="100pt"/>
    </style:style>
    <style:style style:name="ListLabel_20_1" style:display-name="ListLabel 1" style:family="text">
      <style:text-properties fo:color="#1155cc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0.5in" fo:margin-right="1in" fo:background-color="#ffffff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4" meta:word-count="11" meta:character-count="215" meta:non-whitespace-character-count="208"/>
    <meta:generator>LibreOfficeDev/6.0.5.2$Linux_X86_64 LibreOffice_project/</meta:generator>
  </office:meta>
</office:document-meta>
</file>